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co1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36"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4"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 style:data-style-name="N124"/>
    <style:style style:name="ce10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53"/>
        <table:table-column table:style-name="co2" table:default-cell-style-name="ce59"/>
        <table:table-column table:style-name="co3" table:default-cell-style-name="ce69"/>
        <table:table-column table:style-name="co4" table:default-cell-style-name="ce69"/>
        <table:table-column table:style-name="co5" table:default-cell-style-name="ce71"/>
        <table:table-column table:style-name="co6" table:default-cell-style-name="ce69"/>
        <table:table-column table:style-name="co7" table:default-cell-style-name="ce71"/>
        <table:table-row table:style-name="ro1">
          <table:table-cell table:style-name="ce43"/>
          <table:table-cell table:style-name="ce57" office:value-type="string" calcext:value-type="string">
            <text:p>Doğuş kira </text:p>
          </table:table-cell>
          <table:table-cell table:style-name="ce50" office:value-type="string" calcext:value-type="string">
            <text:p>2022-23</text:p>
          </table:table-cell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9"/>
          <table:table-cell table:style-name="ce61" office:value-type="string" calcext:value-type="string">
            <text:p>Adem Duman</text:p>
          </table:table-cell>
          <table:table-cell table:style-name="ce7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7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61" office:value-type="string" calcext:value-type="string">
            <text:p>28-02-2021 * 27-02-22</text:p>
          </table:table-cell>
          <table:table-cell table:style-name="ce7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19"/>
          <table:table-cell table:formula="of:=[.C16]-[.D16]" office:value-type="float" office:value="3000" calcext:value-type="float">
            <text:p>3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17]-[.D17]" office:value-type="float" office:value="3000" calcext:value-type="float">
            <text:p>3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3"/>
          <table:table-cell table:number-columns-repeated="6"/>
        </table:table-row>
        <table:table-row table:style-name="ro1">
          <table:table-cell table:style-name="ce43"/>
          <table:table-cell table:style-name="ce57" office:value-type="string" calcext:value-type="string">
            <text:p>Toplamlar</text:p>
          </table:table-cell>
          <table:table-cell table:style-name="ce80" table:formula="of:=SUM([.C4:.C23])" office:value-type="float" office:value="36000" calcext:value-type="float">
            <text:p>36.000,00</text:p>
          </table:table-cell>
          <table:table-cell table:style-name="ce80" table:formula="of:=SUM([.D4:.D23])" office:value-type="float" office:value="15000" calcext:value-type="float">
            <text:p>15.000,00</text:p>
          </table:table-cell>
          <table:table-cell table:style-name="ce73" table:formula="of:=[.C24]-[.D24]" office:value-type="float" office:value="21000" calcext:value-type="float">
            <text:p>21.000,00</text:p>
          </table:table-cell>
          <table:table-cell table:style-name="ce80" table:formula="of:=SUM([.F4:.F23])" office:value-type="float" office:value="0" calcext:value-type="float">
            <text:p>0,00</text:p>
          </table:table-cell>
          <table:table-cell table:style-name="ce85" table:formula="of:=[.D24]-[.F24]" office:value-type="float" office:value="15000" calcext:value-type="float">
            <text:p>15.000,00</text:p>
          </table:table-cell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Default"/>
        </table:table-row>
        <table:table-row table:style-name="ro1">
          <table:table-cell table:style-name="ce43"/>
          <table:table-cell table:style-name="Default" table:number-columns-repeated="2"/>
          <table:table-cell/>
          <table:table-cell table:style-name="ce82" office:value-type="string" calcext:value-type="string">
            <text:p>Doğuş Toplam Kira Geliri</text:p>
          </table:table-cell>
          <table:table-cell table:style-name="Default"/>
          <table:table-cell table:style-name="ce88" table:formula="of:=[.G24]" office:value-type="float" office:value="15000" calcext:value-type="float">
            <text:p>15.000,00</text:p>
          </table:table-cell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6]*[.$F$27]" office:value-type="float" office:value="15000" calcext:value-type="float">
            <text:p>15.000,00</text:p>
          </table:table-cell>
        </table:table-row>
      </table:table>
      <table:table table:name="15 Tzgmrg" table:style-name="ta2">
        <table:table-column table:style-name="co8" table:default-cell-style-name="ce43"/>
        <table:table-column table:style-name="co9" table:default-cell-style-name="ce63"/>
        <table:table-column table:style-name="co3" table:default-cell-style-name="ce71"/>
        <table:table-column table:style-name="co10" table:default-cell-style-name="ce69"/>
        <table:table-column table:style-name="co11" table:default-cell-style-name="ce71"/>
        <table:table-column table:style-name="co6" table:default-cell-style-name="ce69"/>
        <table:table-column table:style-name="co7" table:default-cell-style-name="ce71"/>
        <table:table-row table:style-name="ro1" table:number-rows-repeated="2">
          <table:table-cell/>
          <table:table-cell table:style-name="ce57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uzgümrüğü kira 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4"/>
          <table:table-cell table:style-name="ce60"/>
          <table:table-cell table:style-name="ce70" table:number-columns-repeated="5"/>
        </table:table-row>
        <table:table-row table:style-name="ro1">
          <table:table-cell table:style-name="ce49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49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1" office:value-type="string" calcext:value-type="string">
            <text:p>30-4-2022-23</text:p>
          </table:table-cell>
          <table:table-cell table:style-name="ce6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4-20" calcext:value-type="date">
            <text:p>20.04.2021</text:p>
          </table:table-cell>
          <table:table-cell table:style-name="ce61" office:value-type="string" calcext:value-type="string">
            <text:p>Salih Kaymak</text:p>
          </table:table-cell>
          <table:table-cell/>
          <table:table-cell table:style-name="ce71"/>
          <table:table-cell table:formula="of:=[.E11]-[.D12]" office:value-type="float" office:value="0" calcext:value-type="float">
            <text:p>0,00</text:p>
          </table:table-cell>
          <table:table-cell table:style-name="ce7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49"/>
          <table:table-cell table:style-name="ce61"/>
          <table:table-cell/>
          <table:table-cell table:style-name="ce71"/>
          <table:table-cell table:formula="of:=[.E12]-[.D13]" office:value-type="float" office:value="0" calcext:value-type="float">
            <text:p>0,00</text:p>
          </table:table-cell>
          <table:table-cell table:style-name="ce7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4-20" calcext:value-type="date">
            <text:p>20.04.2021</text:p>
          </table:table-cell>
          <table:table-cell table:style-name="ce62"/>
          <table:table-cell office:value-type="float" office:value="18000" calcext:value-type="float">
            <text:p>18.000,00</text:p>
          </table:table-cell>
          <table:table-cell table:style-name="ce72"/>
          <table:table-cell table:formula="of:=[.C14]-[.D14]+[.E13]" office:value-type="float" office:value="18000" calcext:value-type="float">
            <text:p>18.000,00</text:p>
          </table:table-cell>
          <table:table-cell table:style-name="ce7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5-20" calcext:value-type="date">
            <text:p>20.05.2021</text:p>
          </table:table-cell>
          <table:table-cell table:style-name="ce61"/>
          <table:table-cell/>
          <table:table-cell table:style-name="ce71"/>
          <table:table-cell table:formula="of:=[.E14]-[.D15]" office:value-type="float" office:value="18000" calcext:value-type="float">
            <text:p>18.000,00</text:p>
          </table:table-cell>
          <table:table-cell table:style-name="ce7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8000" calcext:value-type="float">
            <text:p>18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8000" calcext:value-type="float">
            <text:p>18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8000" calcext:value-type="float">
            <text:p>18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8000" calcext:value-type="float">
            <text:p>1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8000" calcext:value-type="float">
            <text:p>18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8000" calcext:value-type="float">
            <text:p>18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59"/>
          <table:table-cell table:style-name="ce69"/>
          <table:table-cell table:number-columns-repeated="3"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oplamlar</text:p>
          </table:table-cell>
          <table:table-cell table:style-name="ce80"/>
          <table:table-cell table:style-name="ce80" table:formula="of:=SUM([.D8:.D26])" office:value-type="float" office:value="3000" calcext:value-type="float">
            <text:p>3.000,00</text:p>
          </table:table-cell>
          <table:table-cell/>
          <table:table-cell table:style-name="ce80" table:formula="of:=SUM([.F12:.F26])" office:value-type="float" office:value="0" calcext:value-type="float">
            <text:p>0,00</text:p>
          </table:table-cell>
          <table:table-cell table:style-name="ce85" table:formula="of:=[.D27]-[.F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2" office:value-type="string" calcext:value-type="string">
            <text:p>Tuzgümrüğü Toplam Kira Geliri</text:p>
          </table:table-cell>
          <table:table-cell table:style-name="Default"/>
          <table:table-cell table:style-name="ce88" table:formula="of:=[.G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3"/>
          <table:table-cell table:style-name="Default"/>
          <table:table-cell table:style-name="ce88"/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9]*[.$F$31]" office:value-type="float" office:value="3000" calcext:value-type="float">
            <text:p>3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media/m/438C5BC92CEF8C4E/deeppoo_pc/aa/hes2020/Account/2022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media/m/438C5BC92CEF8C4E/deeppoo_pc/aa/hes2020/Account/2022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media/m/438C5BC92CEF8C4E/deeppoo_pc/aa/hes2020/Account/2022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7]" office:value-type="float" office:value="15000" calcext:value-type="float">
            <text:p>15.000,00</text:p>
          </table:table-cell>
          <table:table-cell table:style-name="ce162"/>
          <table:table-cell table:style-name="ce164" table:formula="of:=[.F9]+[.D10]-[.E10]" office:value-type="float" office:value="-84008.72" calcext:value-type="float">
            <text:p>-84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3000" calcext:value-type="float">
            <text:p>3.000,00</text:p>
          </table:table-cell>
          <table:table-cell table:style-name="ce162"/>
          <table:table-cell table:style-name="ce164" table:formula="of:=[.F10]+[.D11]-[.E11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media/m/438C5BC92CEF8C4E/deeppoo_pc/aa/hes2020/Account/2022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media/m/438C5BC92CEF8C4E/deeppoo_pc/aa/hes2020/Account/2022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3]+[.D14]-[.E14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4]+[.D15]-[.E15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5]+[.D16]-[.E16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6]+[.D17]-[.E17]" office:value-type="float" office:value="-81291.77" calcext:value-type="float">
            <text:p>-81.291,77</text:p>
          </table:table-cell>
        </table:table-row>
        <table:table-row table:style-name="ro2" table:number-rows-repeated="7">
          <table:table-cell table:style-name="ce90"/>
          <table:table-cell table:number-columns-repeated="4"/>
          <table:table-cell table:style-name="ce164"/>
        </table:table-row>
        <table:table-row table:style-name="ro2">
          <table:table-cell table:style-name="ce90"/>
          <table:table-cell table:number-columns-repeated="4"/>
          <table:table-cell table:style-name="ce164" table:formula="of:=[.F17]+[.D25]-[.E25]" office:value-type="float" office:value="-81291.77" calcext:value-type="float">
            <text:p>-81.2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81291.77" calcext:value-type="float">
            <text:p>-81.2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7]+[.D28]-[.E28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8]+[.D29]-[.E29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9]+[.D30]-[.E30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0]+[.D31]-[.E31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1]+[.D32]-[.E32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2]+[.D33]-[.E33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3]+[.D34]-[.E34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4]+[.D35]-[.E35]" office:value-type="float" office:value="-81291.77" calcext:value-type="float">
            <text:p>-81.2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number-columns-repeated="2" table:default-cell-style-name="ce105"/>
        <table:table-column table:style-name="co1" table:default-cell-style-name="ce105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3" table:formula="of:=[.C22]+[.C43]+[.C64]+[.C73]+[.C82]+[.C90]+[.C100]+[.C109]+[.C118]+[.C127]+[.C136]+[.C144]" office:value-type="float" office:value="95217.59" calcext:value-type="float">
            <text:p>95217,59</text:p>
          </table:table-cell>
          <table:table-cell table:style-name="ce83" table:formula="of:=[.D22]+[.D43]+[.D64]+[.D73]+[.D82]+[.D90]+[.D100]+[.D109]+[.D118]+[.D127]+[.D136]+[.D144]" office:value-type="float" office:value="52779.04" calcext:value-type="float">
            <text:p>52779,04</text:p>
          </table:table-cell>
          <table:table-cell table:style-name="ce83" table:formula="of:=[.E22]+[.E43]+[.E64]+[.E73]+[.E82]+[.E90]+[.E100]+[.E109]+[.E118]+[.E127]+[.E136]+[.E144]" office:value-type="float" office:value="14173.9" calcext:value-type="float">
            <text:p>14173,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2" office:value-type="string" calcext:value-type="string">
            <text:p>ödenecek</text:p>
          </table:table-cell>
          <table:table-cell table:style-name="ce106" office:value-type="string" calcext:value-type="string">
            <text:p>GİRİŞ</text:p>
          </table:table-cell>
          <table:table-cell table:style-name="ce106" office:value-type="string" calcext:value-type="string">
            <text:p>ÇIKIŞ</text:p>
          </table:table-cell>
          <table:table-cell table:style-name="ce106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- OCAK 2022</text:p>
          </table:table-cell>
          <table:table-cell table:style-name="ce102"/>
          <table:table-cell table:style-name="ce106" table:number-columns-repeated="3"/>
          <table:table-cell/>
        </table:table-row>
        <table:table-row table:style-name="ro1">
          <table:table-cell table:style-name="ce90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float" office:value="298.99" calcext:value-type="float">
            <text:p>298,99</text:p>
          </table:table-cell>
          <table:table-cell table:style-name="Default" office:value-type="float" office:value="298.99" calcext:value-type="float">
            <text:p>298,99</text:p>
          </table:table-cell>
          <table:table-cell table:style-name="Default"/>
          <table:table-cell table:formula="of:=[.F5]+[.D6]-[.E6]" office:value-type="float" office:value="30298.99" calcext:value-type="float">
            <text:p>30.298,99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float" office:value="630.74" calcext:value-type="float">
            <text:p>630,74</text:p>
          </table:table-cell>
          <table:table-cell table:style-name="Default" office:value-type="float" office:value="630.74" calcext:value-type="float">
            <text:p>630,74</text:p>
          </table:table-cell>
          <table:table-cell table:style-name="Default"/>
          <table:table-cell table:formula="of:=[.F6]+[.D7]-[.E7]" office:value-type="float" office:value="30929.73" calcext:value-type="float">
            <text:p>30.929,73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float" office:value="230.29" calcext:value-type="float">
            <text:p>230,29</text:p>
          </table:table-cell>
          <table:table-cell table:style-name="Default" office:value-type="float" office:value="230.29" calcext:value-type="float">
            <text:p>230,29</text:p>
          </table:table-cell>
          <table:table-cell table:style-name="Default"/>
          <table:table-cell table:formula="of:=[.F7]+[.D8]-[.E8]" office:value-type="float" office:value="31160.02" calcext:value-type="float">
            <text:p>31.160,02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float" office:value="152.91" calcext:value-type="float">
            <text:p>152,91</text:p>
          </table:table-cell>
          <table:table-cell table:style-name="Default" office:value-type="float" office:value="152.91" calcext:value-type="float">
            <text:p>152,91</text:p>
          </table:table-cell>
          <table:table-cell table:style-name="Default"/>
          <table:table-cell table:formula="of:=[.F8]+[.D9]-[.E9]" office:value-type="float" office:value="31312.93" calcext:value-type="float">
            <text:p>31.312,93</text:p>
          </table:table-cell>
          <table:table-cell/>
        </table:table-row>
        <table:table-row table:style-name="ro1">
          <table:table-cell table:style-name="ce90" office:value-type="date" office:date-value="2022-01-11" calcext:value-type="date">
            <text:p>11.01.2022</text:p>
          </table:table-cell>
          <table:table-cell office:value-type="string" calcext:value-type="string">
            <text:p>Tedaş Elektrik</text:p>
          </table:table-cell>
          <table:table-cell office:value-type="float" office:value="1250.4" calcext:value-type="float">
            <text:p>1250,4</text:p>
          </table:table-cell>
          <table:table-cell table:style-name="Default"/>
          <table:table-cell table:style-name="Default" office:value-type="float" office:value="1250.4" calcext:value-type="float">
            <text:p>1250,4</text:p>
          </table:table-cell>
          <table:table-cell table:formula="of:=[.F9]+[.D10]-[.E10]" office:value-type="float" office:value="30062.53" calcext:value-type="float">
            <text:p>30.062,5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F10]+[.D11]-[.E11]" office:value-type="float" office:value="30062.53" calcext:value-type="float">
            <text:p>30.062,53</text:p>
          </table:table-cell>
          <table:table-cell/>
        </table:table-row>
        <table:table-row table:style-name="ro1">
          <table:table-cell table:style-name="ce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1]+[.D12]-[.E12]" office:value-type="float" office:value="30062.53" calcext:value-type="float">
            <text:p>30.062,53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style-name="Default" office:value-type="float" office:value="3027.2" calcext:value-type="float">
            <text:p>3027,2</text:p>
          </table:table-cell>
          <table:table-cell/>
          <table:table-cell table:formula="of:=[.F12]+[.D13]-[.E13]" office:value-type="float" office:value="33089.73" calcext:value-type="float">
            <text:p>33.089,73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3]+[.D14]-[.E14]" office:value-type="float" office:value="31589.73" calcext:value-type="float">
            <text:p>31.589,73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4]+[.D15]-[.E15]" office:value-type="float" office:value="30089.73" calcext:value-type="float">
            <text:p>30.089,73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5]+[.D16]-[.E16]" office:value-type="float" office:value="30089.73" calcext:value-type="float">
            <text:p>30.089,73</text:p>
          </table:table-cell>
          <table:table-cell/>
        </table:table-row>
        <table:table-row table:style-name="ro1">
          <table:table-cell table:style-name="ce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32089.73" calcext:value-type="float">
            <text:p>32.089,73</text:p>
          </table:table-cell>
          <table:table-cell/>
        </table:table-row>
        <table:table-row table:style-name="ro1">
          <table:table-cell table:style-name="ce90"/>
          <table:table-cell table:number-columns-repeated="6"/>
        </table:table-row>
        <table:table-row table:style-name="ro1">
          <table:table-cell table:number-columns-repeated="5"/>
          <table:table-cell table:formula="of:=[.F17]+[.D19]-[.E19]" office:value-type="float" office:value="32089.73" calcext:value-type="float">
            <text:p>32.089,73</text:p>
          </table:table-cell>
          <table:table-cell/>
        </table:table-row>
        <table:table-row table:style-name="ro1" table:number-rows-repeated="2">
          <table:table-cell table:style-name="ce90"/>
          <table:table-cell table:number-columns-repeated="6"/>
        </table:table-row>
        <table:table-row table:style-name="ro1">
          <table:table-cell table:style-name="ce90"/>
          <table:table-cell/>
          <table:table-cell table:style-name="ce83" table:formula="of:=SUM([.C5:.C21])" office:value-type="float" office:value="5590.53" calcext:value-type="float">
            <text:p>5590,53</text:p>
          </table:table-cell>
          <table:table-cell table:style-name="ce83" table:formula="of:=SUM([.D5:.D21])" office:value-type="float" office:value="36340.13" calcext:value-type="float">
            <text:p>36340,13</text:p>
          </table:table-cell>
          <table:table-cell table:style-name="ce83" table:formula="of:=SUM([.E5:.E21])" office:value-type="float" office:value="4250.4" calcext:value-type="float">
            <text:p>4250,4</text:p>
          </table:table-cell>
          <table:table-cell table:formula="of:=[.F19]" office:value-type="float" office:value="32089.73" calcext:value-type="float">
            <text:p>32.089,73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]+[.D23]-[.E23]" office:value-type="float" office:value="32089.73" calcext:value-type="float">
            <text:p>32.089,73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ŞUBAT</text:p>
          </table:table-cell>
          <table:table-cell table:number-columns-repeated="5"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office:value-type="float" office:value="508.99" calcext:value-type="float">
            <text:p>508,99</text:p>
          </table:table-cell>
          <table:table-cell table:style-name="Default" office:value-type="float" office:value="508.99" calcext:value-type="float">
            <text:p>508,99</text:p>
          </table:table-cell>
          <table:table-cell table:style-name="Default"/>
          <table:table-cell table:formula="of:=[.F24]+[.D25]-[.E25]" office:value-type="float" office:value="508.99" calcext:value-type="float">
            <text:p>508,99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office:value-type="float" office:value="1487.83" calcext:value-type="float">
            <text:p>1487,83</text:p>
          </table:table-cell>
          <table:table-cell table:style-name="Default" office:value-type="float" office:value="1487.83" calcext:value-type="float">
            <text:p>1487,83</text:p>
          </table:table-cell>
          <table:table-cell table:style-name="Default"/>
          <table:table-cell table:formula="of:=[.F25]+[.D26]-[.E26]" office:value-type="float" office:value="1996.82" calcext:value-type="float">
            <text:p>1.996,82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office:value-type="float" office:value="489.66" calcext:value-type="float">
            <text:p>489,66</text:p>
          </table:table-cell>
          <table:table-cell table:style-name="Default" office:value-type="float" office:value="489.66" calcext:value-type="float">
            <text:p>489,66</text:p>
          </table:table-cell>
          <table:table-cell table:style-name="Default"/>
          <table:table-cell table:formula="of:=[.F26]+[.D27]-[.E27]" office:value-type="float" office:value="2486.48" calcext:value-type="float">
            <text:p>2.486,4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office:value-type="float" office:value="60.24" calcext:value-type="float">
            <text:p>60,24</text:p>
          </table:table-cell>
          <table:table-cell table:style-name="Default" office:value-type="float" office:value="60.24" calcext:value-type="float">
            <text:p>60,24</text:p>
          </table:table-cell>
          <table:table-cell table:style-name="Default"/>
          <table:table-cell table:formula="of:=[.F27]+[.D28]-[.E28]" office:value-type="float" office:value="2546.72" calcext:value-type="float">
            <text:p>2.546,72</text:p>
          </table:table-cell>
          <table:table-cell/>
        </table:table-row>
        <table:table-row table:style-name="ro1">
          <table:table-cell table:style-name="ce90" office:value-type="date" office:date-value="2022-02-11" calcext:value-type="date">
            <text:p>11.02.2022</text:p>
          </table:table-cell>
          <table:table-cell office:value-type="string" calcext:value-type="string">
            <text:p>Tedaş Elektrik</text:p>
          </table:table-cell>
          <table:table-cell office:value-type="float" office:value="2315.1" calcext:value-type="float">
            <text:p>2315,1</text:p>
          </table:table-cell>
          <table:table-cell table:style-name="Default"/>
          <table:table-cell table:style-name="Default" office:value-type="float" office:value="2315.1" calcext:value-type="float">
            <text:p>2315,1</text:p>
          </table:table-cell>
          <table:table-cell table:formula="of:=[.F28]+[.D29]-[.E29]" office:value-type="float" office:value="231.62" calcext:value-type="float">
            <text:p>231,6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F29]+[.D30]-[.E30]" office:value-type="float" office:value="231.62" calcext:value-type="float">
            <text:p>231,62</text:p>
          </table:table-cell>
          <table:table-cell/>
        </table:table-row>
        <table:table-row table:style-name="ro1">
          <table:table-cell table:style-name="ce90" office:value-type="date" office:date-value="2022-02-22" calcext:value-type="date">
            <text:p>22.02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30]+[.D31]-[.E31]" office:value-type="float" office:value="231.62" calcext:value-type="float">
            <text:p>231,62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style-name="Default" office:value-type="float" office:value="3027.2" calcext:value-type="float">
            <text:p>3027,2</text:p>
          </table:table-cell>
          <table:table-cell/>
          <table:table-cell table:formula="of:=[.F31]+[.D32]-[.E32]" office:value-type="float" office:value="3258.82" calcext:value-type="float">
            <text:p>3.258,82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32]+[.D33]-[.E33]" office:value-type="float" office:value="1758.82" calcext:value-type="float">
            <text:p>1.758,82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000</text:p>
          </table:table-cell>
          <table:table-cell table:number-columns-repeated="4"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33]+[.D35]-[.E35]" office:value-type="float" office:value="258.82" calcext:value-type="float">
            <text:p>258,82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900</text:p>
          </table:table-cell>
          <table:table-cell table:number-columns-repeated="2"/>
          <table:table-cell table:formula="of:=[.F35]+[.D36]-[.E36]" office:value-type="float" office:value="258.82" calcext:value-type="float">
            <text:p>258,82</text:p>
          </table:table-cell>
          <table:table-cell/>
        </table:table-row>
        <table:table-row table:style-name="ro1">
          <table:table-cell table:style-name="ce90"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6]+[.D37]-[.E37]" office:value-type="float" office:value="3258.82" calcext:value-type="float">
            <text:p>3.258,82</text:p>
          </table:table-cell>
          <table:table-cell/>
        </table:table-row>
        <table:table-row table:style-name="ro1">
          <table:table-cell table:number-columns-repeated="5"/>
          <table:table-cell table:formula="of:=[.F37]+[.D38]-[.E38]" office:value-type="float" office:value="3258.82" calcext:value-type="float">
            <text:p>3.258,8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9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0"/>
          <table:table-cell/>
          <table:table-cell table:style-name="ce83" table:formula="of:=SUM([.C25:.C42])" office:value-type="float" office:value="-21010.98" calcext:value-type="float">
            <text:p>-21010,98</text:p>
          </table:table-cell>
          <table:table-cell table:style-name="ce83" table:formula="of:=SUM([.D25:.D42])" office:value-type="float" office:value="8573.92" calcext:value-type="float">
            <text:p>8573,92</text:p>
          </table:table-cell>
          <table:table-cell table:style-name="ce83" table:formula="of:=SUM([.E25:.E42])" office:value-type="float" office:value="5315.1" calcext:value-type="float">
            <text:p>5315,1</text:p>
          </table:table-cell>
          <table:table-cell table:formula="of:=[.F42]" office:value-type="float" office:value="0" calcext:value-type="float">
            <text:p>0,00</text:p>
          </table:table-cell>
          <table:table-cell table:style-name="ce83"/>
        </table:table-row>
        <table:table-row table:style-name="ro1">
          <table:table-cell table:style-name="ce90"/>
          <table:table-cell/>
          <table:table-cell table:style-name="ce83" table:number-columns-repeated="3"/>
          <table:table-cell/>
          <table:table-cell table:style-name="ce83"/>
        </table:table-row>
        <table:table-row table:style-name="ro1">
          <table:table-cell table:style-name="ce90"/>
          <table:table-cell table:style-name="ce83" office:value-type="string" calcext:value-type="string">
            <text:p>MART</text:p>
          </table:table-cell>
          <table:table-cell table:style-name="ce83" table:number-columns-repeated="3"/>
          <table:table-cell/>
          <table:table-cell table:style-name="ce83"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office:value-type="float" office:value="375.6" calcext:value-type="float">
            <text:p>375,6</text:p>
          </table:table-cell>
          <table:table-cell table:style-name="Default" office:value-type="float" office:value="375.6" calcext:value-type="float">
            <text:p>375,6</text:p>
          </table:table-cell>
          <table:table-cell table:style-name="Default"/>
          <table:table-cell table:formula="of:=[.F45]+[.D46]-[.E46]" office:value-type="float" office:value="375.6" calcext:value-type="float">
            <text:p>375,60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office:value-type="float" office:value="1137.88" calcext:value-type="float">
            <text:p>1137,88</text:p>
          </table:table-cell>
          <table:table-cell table:style-name="Default" office:value-type="float" office:value="1137.88" calcext:value-type="float">
            <text:p>1137,88</text:p>
          </table:table-cell>
          <table:table-cell table:style-name="Default"/>
          <table:table-cell table:formula="of:=[.F46]+[.D47]-[.E47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/>
          <table:table-cell table:formula="of:=[.F47]+[.D48]-[.E48]" office:value-type="float" office:value="1768.48" calcext:value-type="float">
            <text:p>1.768,4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office:value-type="float" office:value="69.31" calcext:value-type="float">
            <text:p>69,31</text:p>
          </table:table-cell>
          <table:table-cell table:style-name="Default" office:value-type="float" office:value="69.31" calcext:value-type="float">
            <text:p>69,31</text:p>
          </table:table-cell>
          <table:table-cell table:style-name="Default"/>
          <table:table-cell table:formula="of:=[.F48]+[.D49]-[.E49]" office:value-type="float" office:value="1837.79" calcext:value-type="float">
            <text:p>1.837,79</text:p>
          </table:table-cell>
          <table:table-cell/>
        </table:table-row>
        <table:table-row table:style-name="ro1">
          <table:table-cell table:style-name="ce90" office:value-type="date" office:date-value="2022-02-11" calcext:value-type="date">
            <text:p>11.02.2022</text:p>
          </table:table-cell>
          <table:table-cell office:value-type="string" calcext:value-type="string">
            <text:p>Tedaş Elektrik</text:p>
          </table:table-cell>
          <table:table-cell office:value-type="float" office:value="1608.4" calcext:value-type="float">
            <text:p>1608,4</text:p>
          </table:table-cell>
          <table:table-cell table:style-name="Default"/>
          <table:table-cell table:style-name="Default" office:value-type="float" office:value="1608.4" calcext:value-type="float">
            <text:p>1608,4</text:p>
          </table:table-cell>
          <table:table-cell table:formula="of:=[.F49]+[.D50]-[.E50]" office:value-type="float" office:value="229.39" calcext:value-type="float">
            <text:p>229,3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F50]+[.D51]-[.E51]" office:value-type="float" office:value="229.39" calcext:value-type="float">
            <text:p>229,39</text:p>
          </table:table-cell>
          <table:table-cell/>
        </table:table-row>
        <table:table-row table:style-name="ro1">
          <table:table-cell table:style-name="ce90" office:value-type="date" office:date-value="2022-02-22" calcext:value-type="date">
            <text:p>22.02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51]+[.D52]-[.E52]" office:value-type="float" office:value="229.39" calcext:value-type="float">
            <text:p>229,39</text:p>
          </table:table-cell>
          <table:table-cell/>
        </table:table-row>
        <table:table-row table:style-name="ro1">
          <table:table-cell table:style-name="ce90"/>
          <table:table-cell table:number-columns-repeated="6"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style-name="Default" office:value-type="float" office:value="3027.2" calcext:value-type="float">
            <text:p>3027,2</text:p>
          </table:table-cell>
          <table:table-cell/>
          <table:table-cell table:formula="of:=[.F52]+[.D54]-[.E54]" office:value-type="float" office:value="3256.59" calcext:value-type="float">
            <text:p>3.256,59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54]+[.D55]-[.E55]" office:value-type="float" office:value="1756.59" calcext:value-type="float">
            <text:p>1.756,59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F55]+[.D56]-[.E5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57]+[.D58]-[.E5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58]+[.D59]-[.E59]" office:value-type="float" office:value="3256.59" calcext:value-type="float">
            <text:p>3.256,59</text:p>
          </table:table-cell>
          <table:table-cell/>
        </table:table-row>
        <table:table-row table:style-name="ro1" table:number-rows-repeated="3">
          <table:table-cell table:style-name="ce90"/>
          <table:table-cell table:number-columns-repeated="6"/>
        </table:table-row>
        <table:table-row table:style-name="ro1">
          <table:table-cell table:style-name="ce90"/>
          <table:table-cell table:number-columns-repeated="4"/>
          <table:table-cell table:formula="of:=[.F59]+[.D63]-[.E63]" office:value-type="float" office:value="3256.59" calcext:value-type="float">
            <text:p>3.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83" table:formula="of:=SUM([.C46:.C63])" office:value-type="float" office:value="7474.84" calcext:value-type="float">
            <text:p>7474,84</text:p>
          </table:table-cell>
          <table:table-cell table:style-name="ce83" table:formula="of:=SUM([.D46:.D63])" office:value-type="float" office:value="7864.99" calcext:value-type="float">
            <text:p>7864,99</text:p>
          </table:table-cell>
          <table:table-cell table:style-name="ce83" table:formula="of:=SUM([.E46:.E63])" office:value-type="float" office:value="4608.4" calcext:value-type="float">
            <text:p>4608,4</text:p>
          </table:table-cell>
          <table:table-cell table:formula="of:=[.F5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4]+[.D65]-[.E6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NİSAN</text:p>
          </table:table-cell>
          <table:table-cell table:number-columns-repeated="3"/>
          <table:table-cell table:formula="of:=[.F65]+[.D66]-[.E6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2"/>
          <table:table-cell table:style-name="Default"/>
          <table:table-cell/>
          <table:table-cell table:formula="of:=[.F66]+[.D67]-[.E6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7]+[.D68]-[.E6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8]+[.D69]-[.E6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9]+[.D70]-[.E7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0]+[.D71]-[.E71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000</text:p>
          </table:table-cell>
          <table:table-cell table:number-columns-repeated="2"/>
          <table:table-cell table:formula="of:=[.F71]+[.D72]-[.E72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66:.C72])" office:value-type="float" office:value="65000" calcext:value-type="float">
            <text:p>65.000,00</text:p>
          </table:table-cell>
          <table:table-cell table:style-name="ce103" table:formula="of:=SUM([.D66:.D72])" office:value-type="float" office:value="0" calcext:value-type="float">
            <text:p>0,00</text:p>
          </table:table-cell>
          <table:table-cell table:style-name="ce103" table:formula="of:=SUM([.E66:.E72])" office:value-type="float" office:value="0" calcext:value-type="float">
            <text:p>0,00</text:p>
          </table:table-cell>
          <table:table-cell table:formula="of:=[.F7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MAYIS</text:p>
          </table:table-cell>
          <table:table-cell table:number-columns-repeated="3"/>
          <table:table-cell table:formula="of:=[.F73]+[.D74]-[.E7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4]+[.D75]-[.E7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5]+[.D76]-[.E7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style-name="Default"/>
          <table:table-cell/>
          <table:table-cell table:formula="of:=[.F76]+[.D77]-[.E7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77]+[.D78]-[.E7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78]+[.D79]-[.E7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79]+[.D80]-[.E8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80]+[.D81]-[.E81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83" table:formula="of:=SUM([.C75:.C81])" office:value-type="float" office:value="6527.2" calcext:value-type="float">
            <text:p>6527,2</text:p>
          </table:table-cell>
          <table:table-cell table:style-name="ce83" table:formula="of:=SUM([.D75:.D81])" office:value-type="float" office:value="0" calcext:value-type="float">
            <text:p>0</text:p>
          </table:table-cell>
          <table:table-cell table:style-name="ce83" table:formula="of:=SUM([.E75:.E81])" office:value-type="float" office:value="0" calcext:value-type="float">
            <text:p>0</text:p>
          </table:table-cell>
          <table:table-cell table:formula="of:=[.F7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HAZİRAN</text:p>
          </table:table-cell>
          <table:table-cell table:number-columns-repeated="3"/>
          <table:table-cell table:formula="of:=[.F82]+[.D83]-[.E83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83]+[.D84]-[.E8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84]+[.D85]-[.E8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style-name="Default"/>
          <table:table-cell/>
          <table:table-cell table:formula="of:=[.F85]+[.D86]-[.E8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86]+[.D87]-[.E8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87]+[.D88]-[.E8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88]+[.D89]-[.E89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style-name="ce83" table:number-columns-repeated="2"/>
          <table:table-cell table:formula="of:=[.F89]+[.D90]-[.E9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84:.C90])" office:value-type="float" office:value="6527.2" calcext:value-type="float">
            <text:p>6527,2</text:p>
          </table:table-cell>
          <table:table-cell table:style-name="ce83" table:formula="of:=SUM([.D84:.D90])" office:value-type="float" office:value="0" calcext:value-type="float">
            <text:p>0</text:p>
          </table:table-cell>
          <table:table-cell table:style-name="ce83" table:formula="of:=SUM([.E84:.E90])" office:value-type="float" office:value="0" calcext:value-type="float">
            <text:p>0</text:p>
          </table:table-cell>
          <table:table-cell table:formula="of:=[.F9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TEMMUZ</text:p>
          </table:table-cell>
          <table:table-cell table:number-columns-repeated="3"/>
          <table:table-cell table:formula="of:=[.F90]+[.D92]-[.E92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2]+[.D93]-[.E93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3]+[.D94]-[.E9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94]+[.D95]-[.E9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95]+[.D96]-[.E9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96]+[.D97]-[.E9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97]+[.D98]-[.E9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98]+[.D99]-[.E9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93:.C99])" office:value-type="float" office:value="6527.2" calcext:value-type="float">
            <text:p>6527,2</text:p>
          </table:table-cell>
          <table:table-cell table:style-name="ce83" table:formula="of:=SUM([.D93:.D99])" office:value-type="float" office:value="0" calcext:value-type="float">
            <text:p>0</text:p>
          </table:table-cell>
          <table:table-cell table:style-name="ce83" table:formula="of:=SUM([.E93:.E99])" office:value-type="float" office:value="0" calcext:value-type="float">
            <text:p>0</text:p>
          </table:table-cell>
          <table:table-cell table:formula="of:=[.F99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AĞUSTOS</text:p>
          </table:table-cell>
          <table:table-cell table:number-columns-repeated="3"/>
          <table:table-cell table:formula="of:=[.F100]+[.D101]-[.E101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01]+[.D102]-[.E102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02]+[.D103]-[.E103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103]+[.D104]-[.E10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04]+[.D105]-[.E10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05]+[.D106]-[.E106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4000" calcext:value-type="float">
            <text:p>4000</text:p>
          </table:table-cell>
          <table:table-cell table:style-name="Default"/>
          <table:table-cell/>
          <table:table-cell table:formula="of:=[.F106]+[.D107]-[.E10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107]+[.D108]-[.E10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102:.C108])" office:value-type="float" office:value="5527.2" calcext:value-type="float">
            <text:p>5527,2</text:p>
          </table:table-cell>
          <table:table-cell table:style-name="ce83" table:formula="of:=SUM([.D102:.D108])" office:value-type="float" office:value="0" calcext:value-type="float">
            <text:p>0</text:p>
          </table:table-cell>
          <table:table-cell table:style-name="ce83" table:formula="of:=SUM([.E102:.E108])" office:value-type="float" office:value="0" calcext:value-type="float">
            <text:p>0</text:p>
          </table:table-cell>
          <table:table-cell table:formula="of:=[.F108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EYLÜL</text:p>
          </table:table-cell>
          <table:table-cell table:style-name="ce83"/>
          <table:table-cell table:number-columns-repeated="2"/>
          <table:table-cell table:formula="of:=[.F109]+[.D110]-[.E11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0]+[.D111]-[.E111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83"/>
          <table:table-cell table:number-columns-repeated="2"/>
          <table:table-cell table:formula="of:=[.F111]+[.D112]-[.E112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112]+[.D113]-[.E113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13]+[.D114]-[.E11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14]+[.D115]-[.E11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F115]+[.D116]-[.E11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116]+[.D117]-[.E11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111:.C117])" office:value-type="float" office:value="5527.2" calcext:value-type="float">
            <text:p>5527,2</text:p>
          </table:table-cell>
          <table:table-cell table:style-name="ce83" table:formula="of:=SUM([.D111:.D117])" office:value-type="float" office:value="0" calcext:value-type="float">
            <text:p>0</text:p>
          </table:table-cell>
          <table:table-cell table:style-name="ce83" table:formula="of:=SUM([.E111:.E117])" office:value-type="float" office:value="0" calcext:value-type="float">
            <text:p>0</text:p>
          </table:table-cell>
          <table:table-cell table:formula="of:=[.F117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EKİM</text:p>
          </table:table-cell>
          <table:table-cell table:number-columns-repeated="3"/>
          <table:table-cell table:formula="of:=[.F118]+[.D119]-[.E11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9]+[.D120]-[.E12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4"/>
          <table:table-cell table:number-columns-repeated="2"/>
          <table:table-cell table:formula="of:=[.F120]+[.D121]-[.E121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121]+[.D122]-[.E122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style-name="Default"/>
          <table:table-cell/>
          <table:table-cell table:formula="of:=[.F122]+[.D123]-[.E123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style-name="Default"/>
          <table:table-cell/>
          <table:table-cell table:formula="of:=[.F123]+[.D124]-[.E12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F124]+[.D125]-[.E125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125]+[.D126]-[.E126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120:.C126])" office:value-type="float" office:value="5527.2" calcext:value-type="float">
            <text:p>5527,2</text:p>
          </table:table-cell>
          <table:table-cell table:style-name="ce83" table:formula="of:=SUM([.D120:.D126])" office:value-type="float" office:value="0" calcext:value-type="float">
            <text:p>0</text:p>
          </table:table-cell>
          <table:table-cell table:style-name="ce83" table:formula="of:=SUM([.E120:.E126])" office:value-type="float" office:value="0" calcext:value-type="float">
            <text:p>0</text:p>
          </table:table-cell>
          <table:table-cell table:formula="of:=[.F126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KASIM</text:p>
          </table:table-cell>
          <table:table-cell table:number-columns-repeated="3"/>
          <table:table-cell table:formula="of:=[.F127]+[.D128]-[.E12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4"/>
          <table:table-cell table:number-columns-repeated="2"/>
          <table:table-cell table:formula="of:=[.F128]+[.D129]-[.E129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4"/>
          <table:table-cell table:number-columns-repeated="2"/>
          <table:table-cell table:formula="of:=[.F129]+[.D130]-[.E130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130]+[.D131]-[.E131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31]+[.D132]-[.E132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32]+[.D133]-[.E133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F133]+[.D134]-[.E134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134]+[.D135]-[.E135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129:.C135])" office:value-type="float" office:value="5527.2" calcext:value-type="float">
            <text:p>5527,2</text:p>
          </table:table-cell>
          <table:table-cell table:style-name="ce83" table:formula="of:=SUM([.D129:.D135])" office:value-type="float" office:value="0" calcext:value-type="float">
            <text:p>0</text:p>
          </table:table-cell>
          <table:table-cell table:style-name="ce83" table:formula="of:=SUM([.E129:.E135])" office:value-type="float" office:value="0" calcext:value-type="float">
            <text:p>0</text:p>
          </table:table-cell>
          <table:table-cell table:formula="of:=[.F135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ARALIK</text:p>
          </table:table-cell>
          <table:table-cell table:number-columns-repeated="3"/>
          <table:table-cell table:formula="of:=[.F136]+[.D137]-[.E137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4"/>
          <table:table-cell table:number-columns-repeated="2"/>
          <table:table-cell table:formula="of:=[.F137]+[.D138]-[.E138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4"/>
          <table:table-cell table:number-columns-repeated="2"/>
          <table:table-cell table:formula="of:=[.F138]+[.D139]-[.E139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7.2" calcext:value-type="float">
            <text:p>3027,2</text:p>
          </table:table-cell>
          <table:table-cell table:number-columns-repeated="2"/>
          <table:table-cell table:formula="of:=[.F139]+[.D140]-[.E140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40]+[.D141]-[.E141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[.F141]+[.D142]-[.E142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F142]+[.D143]-[.E143]" office:value-type="float" office:value="256.59" calcext:value-type="float">
            <text:p>256,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F142]+[.D144]-[.E144]" office:value-type="float" office:value="256.59" calcext:value-type="float">
            <text:p>256,59</text:p>
          </table:table-cell>
          <table:table-cell/>
        </table:table-row>
        <table:table-row table:style-name="ro1">
          <table:table-cell table:number-columns-repeated="2"/>
          <table:table-cell table:style-name="ce83" table:formula="of:=SUM([.C138:.C144])" office:value-type="float" office:value="5527.2" calcext:value-type="float">
            <text:p>5527,2</text:p>
          </table:table-cell>
          <table:table-cell table:style-name="ce83" table:formula="of:=SUM([.D138:.D144])" office:value-type="float" office:value="0" calcext:value-type="float">
            <text:p>0</text:p>
          </table:table-cell>
          <table:table-cell table:style-name="ce83" table:formula="of:=SUM([.E138:.E144])" office:value-type="float" office:value="0" calcext:value-type="float">
            <text:p>0</text:p>
          </table:table-cell>
          <table:table-cell table:formula="of:=[.F144]" office:value-type="float" office:value="256.59" calcext:value-type="float">
            <text:p>256,59</text:p>
          </table:table-cell>
          <table:table-cell/>
        </table:table-row>
        <table:table-row table:style-name="ro1" table:number-rows-repeated="10484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438C5BC92CEF8C4E/deeppoo_pc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media/m/438C5BC92CEF8C4E/deeppoo_pc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media/m/438C5BC92CEF8C4E/deeppoo_pc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438C5BC92CEF8C4E/deeppoo_pc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3T17:08:54.632684931</dc:date>
    <meta:editing-duration>P3DT19H51M</meta:editing-duration>
    <meta:editing-cycles>165</meta:editing-cycles>
    <meta:generator>LibreOffice/7.2.5.2$Linux_X86_64 LibreOffice_project/20$Build-2</meta:generator>
    <meta:document-statistic meta:table-count="4" meta:cell-count="623" meta:object-count="0"/>
  </office:meta>
</office:document-meta>
</file>